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8.5cm" style:rel-column-width="32767*"/>
    </style:style>
    <style:style style:name="Tabell2.B" style:family="table-column">
      <style:table-column-properties style:column-width="8.5cm" style:rel-column-width="32768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B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8.5cm" style:rel-column-width="32767*"/>
    </style:style>
    <style:style style:name="Tabell1.B" style:family="table-column">
      <style:table-column-properties style:column-width="8.5cm" style:rel-column-width="32768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8.5cm" style:rel-column-width="32767*"/>
    </style:style>
    <style:style style:name="Tabel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.B1" style:family="table-cell">
      <style:table-cell-properties fo:padding="0.097cm" fo:border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8.5cm" style:rel-column-width="32767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1032e" officeooo:paragraph-rsid="0011032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032e" officeooo:paragraph-rsid="0011032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cc83" officeooo:paragraph-rsid="0011cc8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1442" officeooo:paragraph-rsid="0015144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032e" officeooo:paragraph-rsid="0011032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cc83" officeooo:paragraph-rsid="0011cc8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442" officeooo:paragraph-rsid="0015144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c664" officeooo:paragraph-rsid="0016c664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1332c6" officeooo:paragraph-rsid="001332c6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032e" officeooo:paragraph-rsid="0011032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cc83" officeooo:paragraph-rsid="0011cc8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04a8b" officeooo:paragraph-rsid="00204a8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11032e" officeooo:paragraph-rsid="0011032e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e98ad" officeooo:paragraph-rsid="001e98ad" style:font-weight-asian="bold" style:font-weight-complex="bold"/>
    </style:style>
    <style:style style:name="T1" style:family="text">
      <style:text-properties officeooo:rsid="0014b5a7"/>
    </style:style>
    <style:style style:name="T2" style:family="text">
      <style:text-properties officeooo:rsid="0016c664"/>
    </style:style>
    <style:style style:name="T3" style:family="text">
      <style:text-properties officeooo:rsid="001795d8"/>
    </style:style>
    <style:style style:name="T4" style:family="text">
      <style:text-properties officeooo:rsid="0017eaf2"/>
    </style:style>
    <style:style style:name="T5" style:family="text">
      <style:text-properties officeooo:rsid="001b495e"/>
    </style:style>
    <style:style style:name="T6" style:family="text">
      <style:text-properties officeooo:rsid="001c956e"/>
    </style:style>
    <style:style style:name="T7" style:family="text">
      <style:text-properties officeooo:rsid="001e20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ma-Computer instruction-set</text:p>
      <text:p text:style-name="P1"/>
      <text:p text:style-name="P13">Instruction Register (IR) size 32-bits (4-bytes)</text:p>
      <text:p text:style-name="P1"/>
      <text:p text:style-name="P5">add – Add operation</text:p>
      <text:p text:style-name="P5">ldi – Load into</text:p>
      <text:p text:style-name="P5">out – Output</text:p>
      <text:p text:style-name="P5"/>
      <text:p text:style-name="P2">ADD – Add operation</text:p>
      <text:p text:style-name="P2"/>
      <text:p text:style-name="P5">The add operation adds operand 1 and operand 2.</text:p>
      <text:p text:style-name="P5"/>
      <table:table table:name="Tabell3" table:style-name="Tabell3">
        <table:table-column table:style-name="Tabell3.A" table:number-columns-repeated="2"/>
        <table:table-row>
          <table:table-cell table:style-name="Tabell3.A1" office:value-type="string">
            <text:p text:style-name="P15">Opcode</text:p>
          </table:table-cell>
          <table:table-cell table:style-name="Tabell3.B1" office:value-type="string">
            <text:p text:style-name="P15">description</text:p>
          </table:table-cell>
        </table:table-row>
      </table:table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4">0x01 <text:span text:style-name="T4">16-</text:span>r1 <text:span text:style-name="T4">16-</text:span>r2 <text:span text:style-name="T4">0x00</text:span></text:p>
          </table:table-cell>
          <table:table-cell table:style-name="Tabell1.B1" office:value-type="string">
            <text:p text:style-name="P14">Add two 16-bit registers. R1 contains result</text:p>
          </table:table-cell>
        </table:table-row>
        <table:table-row>
          <table:table-cell table:style-name="Tabell1.A2" office:value-type="string">
            <text:p text:style-name="P14">0x0<text:span text:style-name="T2">2</text:span> <text:span text:style-name="T4">16-</text:span>r1 16-num</text:p>
          </table:table-cell>
          <table:table-cell table:style-name="Tabell1.B2" office:value-type="string">
            <text:p text:style-name="P14">Add a 16-bit number into <text:span text:style-name="T4">16 bit register </text:span>r1. R1 contains result</text:p>
          </table:table-cell>
        </table:table-row>
        <table:table-row>
          <table:table-cell table:style-name="Tabell1.A2" office:value-type="string">
            <text:p text:style-name="P14">0x0<text:span text:style-name="T4">2</text:span> <text:span text:style-name="T4">8-</text:span>r1 8-num</text:p>
          </table:table-cell>
          <table:table-cell table:style-name="Tabell1.B2" office:value-type="string">
            <text:p text:style-name="P14">Add an 8-bit number into <text:span text:style-name="T4">8 bit register </text:span>r1. R1 contains result</text:p>
          </table:table-cell>
        </table:table-row>
      </table:table>
      <text:p text:style-name="P5"/>
      <text:p text:style-name="P8">Ex.</text:p>
      <text:p text:style-name="P8"/>
      <text:p text:style-name="P8">0000000<text:span text:style-name="T3">1</text:span> 00000001 000000<text:span text:style-name="T5">10</text:span> <text:span text:style-name="T7">(0x01 0x01 0x02)</text:span>→ add register B and register A</text:p>
      <text:p text:style-name="P8"/>
      <text:p text:style-name="P8">00000010 00000001 00000000 000000<text:span text:style-name="T5">1</text:span>0 <text:span text:style-name="T7">(0x02 0x01 0x00 0x02)</text:span> → add <text:span text:style-name="T5">2</text:span> (16-bit) to register A</text:p>
      <text:p text:style-name="P5"/>
      <text:p text:style-name="P3">LDI – Load into</text:p>
      <text:p text:style-name="P3"/>
      <text:p text:style-name="P6">The ldi operation loads operand 2 (src) into operand 1 (dst)</text:p>
      <text:p text:style-name="P6"/>
      <table:table table:name="Tabell4" table:style-name="Tabell4">
        <table:table-column table:style-name="Tabell4.A" table:number-columns-repeated="2"/>
        <table:table-row>
          <table:table-cell table:style-name="Tabell4.A1" office:value-type="string">
            <text:p text:style-name="P15">Opcode</text:p>
          </table:table-cell>
          <table:table-cell table:style-name="Tabell4.B1" office:value-type="string">
            <text:p text:style-name="P15">description</text:p>
          </table:table-cell>
        </table:table-row>
      </table:table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0">0x0<text:span text:style-name="T6">3</text:span> r1 r2</text:p>
          </table:table-cell>
          <table:table-cell table:style-name="Tabell2.B1" office:value-type="string">
            <text:p text:style-name="P10">Load r2 into r1. <text:span text:style-name="T1">Two 16-bit registers</text:span></text:p>
          </table:table-cell>
        </table:table-row>
        <table:table-row>
          <table:table-cell table:style-name="Tabell2.A2" office:value-type="string">
            <text:p text:style-name="P9"/>
          </table:table-cell>
          <table:table-cell table:style-name="Tabell2.B2" office:value-type="string">
            <text:p text:style-name="P9"/>
          </table:table-cell>
        </table:table-row>
        <table:table-row>
          <table:table-cell table:style-name="Tabell2.A2" office:value-type="string">
            <text:p text:style-name="P9"/>
          </table:table-cell>
          <table:table-cell table:style-name="Tabell2.B2" office:value-type="string">
            <text:p text:style-name="P9"/>
          </table:table-cell>
        </table:table-row>
      </table:table>
      <text:p text:style-name="P6"/>
      <text:p text:style-name="P6"/>
      <text:p text:style-name="P4">OUT – Output</text:p>
      <text:p text:style-name="P4"/>
      <text:p text:style-name="P7">The out operation outputs re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2:49:24.931000000</meta:creation-date>
    <meta:generator>LibreOffice/6.1.0.3$Windows_X86_64 LibreOffice_project/efb621ed25068d70781dc026f7e9c5187a4decd1</meta:generator>
    <dc:date>2019-07-13T18:34:18.779000000</dc:date>
    <meta:editing-duration>PT28M</meta:editing-duration>
    <meta:editing-cycles>15</meta:editing-cycles>
    <meta:document-statistic meta:table-count="4" meta:image-count="0" meta:object-count="0" meta:page-count="1" meta:paragraph-count="26" meta:word-count="132" meta:character-count="775" meta:non-whitespace-character-count="663"/>
  </office:meta>
</office:document-meta>
</file>